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RefreshIndexes?language=Basic&amp;location=document" xlink:type="simple"/>
      <script:event-listener script:language="ooo:script" script:event-name="office:save" xlink:href="vnd.sun.star.script:Standard.Module1.RefreshIndexes?language=Basic&amp;location=document" xlink:type="simple"/>
      <script:event-listener script:language="ooo:script" script:event-name="office:print" xlink:href="vnd.sun.star.script:Standard.Module1.RefreshIndexes?language=Basic&amp;location=document" xlink:type="simple"/>
      <script:event-listener script:language="ooo:script" script:event-name="office:page-count-change" xlink:href="vnd.sun.star.script:Standard.Module1.RefreshIndexes?language=Basic&amp;location=document" xlink:type="simple"/>
    </office:event-listeners>
  </office:scripts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002cm" table:align="margins" style:shadow="none" style:may-break-between-rows="false" table:border-model="separating"/>
    </style:style>
    <style:style style:name="Tabelle1.A" style:family="table-column">
      <style:table-column-properties style:column-width="8.273cm" style:rel-column-width="4690*"/>
    </style:style>
    <style:style style:name="Tabelle1.B" style:family="table-column">
      <style:table-column-properties style:column-width="1.468cm" style:rel-column-width="832*"/>
    </style:style>
    <style:style style:name="Tabelle1.C" style:family="table-column">
      <style:table-column-properties style:column-width="8.262cm" style:rel-column-width="4684*"/>
    </style:style>
    <style:style style:name="Tabelle1.1" style:family="table-row">
      <style:table-row-properties style:min-row-height="0.011cm"/>
    </style:style>
    <style:style style:name="Tabelle1.A1" style:family="table-cell">
      <style:table-cell-properties fo:padding="0.049cm" fo:border="0.05pt solid #000000"/>
    </style:style>
    <style:style style:name="Tabelle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49cm" fo:border-left="0.05pt solid #000000" fo:border-right="none" fo:border-top="none" fo:border-bottom="0.55pt solid #000000"/>
    </style:style>
    <style:style style:name="Tabelle1.B3" style:family="table-cell">
      <style:table-cell-properties fo:padding="0.049cm" fo:border-left="none" fo:border-right="none" fo:border-top="none" fo:border-bottom="0.55pt solid #000000"/>
    </style:style>
    <style:style style:name="Tabelle1.C3" style:family="table-cell">
      <style:table-cell-properties fo:padding="0.049cm" fo:border-left="none" fo:border-right="0.05pt solid #000000" fo:border-top="none" fo:border-bottom="0.5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itle">
      <style:paragraph-properties fo:break-before="page"/>
    </style:style>
    <style:style style:name="P3" style:family="paragraph" style:parent-style-name="Subtitle">
      <style:paragraph-properties>
        <style:tab-stops/>
      </style:paragraph-properties>
    </style:style>
    <style:style style:name="P4" style:family="paragraph" style:parent-style-name="Footer">
      <style:paragraph-properties>
        <style:tab-stops>
          <style:tab-stop style:position="17.826cm" style:type="right"/>
        </style:tab-stops>
      </style:paragraph-properties>
      <style:text-properties officeooo:rsid="001e7c55" officeooo:paragraph-rsid="001e7c55"/>
    </style:style>
    <style:style style:name="P5" style:family="paragraph" style:parent-style-name="Table_20_Heading">
      <style:paragraph-properties>
        <style:tab-stops>
          <style:tab-stop style:position="6.689cm"/>
          <style:tab-stop style:position="10.509cm"/>
          <style:tab-stop style:position="17.78cm" style:type="right"/>
        </style:tab-stops>
      </style:paragraph-properties>
      <style:text-properties officeooo:paragraph-rsid="001f2fe9"/>
    </style:style>
    <style:style style:name="P6" style:family="paragraph" style:parent-style-name="Standard">
      <style:text-properties fo:font-size="4pt" style:font-size-asian="3.5pt" style:font-size-complex="4pt"/>
    </style:style>
    <style:style style:name="T1" style:family="text">
      <style:text-properties officeooo:rsid="000b67bf"/>
    </style:style>
    <style:style style:name="T2" style:family="text">
      <style:text-properties officeooo:rsid="000f3e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7bf" style:font-weight-asian="bold" style:font-weight-complex="bold"/>
    </style:style>
    <style:style style:name="T5" style:family="text">
      <style:text-properties fo:font-weight="bold" officeooo:rsid="001f2fe9" style:font-weight-asian="bold" style:font-weight-complex="bold"/>
    </style:style>
    <style:style style:name="T6" style:family="text">
      <style:text-properties officeooo:rsid="001f2fe9"/>
    </style:style>
    <style:style style:name="T7" style:family="text">
      <style:text-properties officeooo:rsid="002007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RefHeading__4492_245465771"/>Stundenzuteilungen<text:bookmark-end text:name="__RefHeading__4492_245465771"/></text:p>
      <text:p text:style-name="P3"><text:span text:style-name="SmalltalkValue">me@#reportDate</text:span> <text:s text:c="4"/><text:span text:style-name="SmalltalkValue">me@#reportTime</text:span></text:p>
      <text:p text:style-name="SmalltalkCode">me at: #data do: [:each |</text:p>
      <text:p text:style-name="P6"><text:bookmark-start text:name="__RefHeading__4494_245465771"/><text:bookmark-end text:name="__RefHeading__4494_245465771"/></text:p>
      <text:p text:style-name="SmalltalkCode">each at: #periodsData do: [:eachPeriodData |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5"><text:span text:style-name="SmalltalkValue"><text:span text:style-name="T4">each@#nameLong</text:span></text:span><text:span text:style-name="T5"><text:tab/></text:span><text:span text:style-name="SmalltalkValue"><text:span text:style-name="T3">eachPeriodData@#period</text:span></text:span><text:span text:style-name="T2"> <text:tab/></text:span><text:span text:style-name="SmalltalkValue"><text:span text:style-name="T2">(eachPeriodData@#sum) asString</text:span></text:span><text:span text:style-name="T2"> Lektionen <text:tab/></text:span><text:span text:style-name="SmalltalkValue"><text:span text:style-name="T1">each@#name</text:span></text:span>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SmalltalkCode">eachPeriodData at: #assignments do: [:assignment |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<text:span text:style-name="SmalltalkValue">assignment@#displayName</text:span></text:p>
          </table:table-cell>
          <table:table-cell table:style-name="Tabelle1.B3" office:value-type="string">
            <text:p text:style-name="P1"><text:span text:style-name="SmalltalkValue">(assignment@#stunden) asString</text:span></text:p>
          </table:table-cell>
          <table:table-cell table:style-name="Tabelle1.C3" office:value-type="string">
            <text:p text:style-name="Table_20_Contents"><text:span text:style-name="SmalltalkValue"/></text:p>
          </table:table-cell>
        </table:table-row>
        <table:table-row>
          <table:table-cell table:style-name="Tabelle1.A2" table:number-columns-spanned="3" office:value-type="string">
            <text:p text:style-name="SmalltalkCode">]</text:p>
          </table:table-cell>
          <table:covered-table-cell/>
          <table:covered-table-cell/>
        </table:table-row>
      </table:table>
      <text:p text:style-name="P6"/>
      <text:p text:style-name="SmalltalkCode">]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family="Arial" style:font-style-name="Standard" style:font-family-generic="swiss" style:font-pitch="variable" fo:font-size="11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>
        <style:tab-stops/>
      </style:paragraph-properties>
      <style:text-properties fo:letter-spacing="0.011cm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e6e6e6" text:number-lines="false" text:line-number="0">
        <style:background-image/>
      </style:paragraph-properties>
      <style:text-properties style:font-weight-asian="normal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style:paragraph-properties fo:background-color="#ffcc99">
        <style:background-image/>
      </style:paragraph-properties>
      <style:text-properties style:font-name="Courier New" fo:font-family="'Courier New'" style:font-style-name="Standard" style:font-family-generic="modern" style:font-pitch="fixed" fo:font-size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top="0.019cm" fo:margin-bottom="0.109cm" style:contextual-spacing="false" fo:text-align="center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109cm" style:contextual-spacing="false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otal" style:family="paragraph" style:parent-style-name="Table_20_Contents">
      <style:paragraph-properties fo:padding="0cm" fo:border="none" style:shadow="non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7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.826cm" style:type="right"/>
        </style:tab-stops>
      </style:paragraph-properties>
      <style:text-properties officeooo:rsid="001e7c55" officeooo:paragraph-rsid="001e7c55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initial-creator>david</meta:initial-creator>
    <meta:creation-date>2007-06-15T00:05:44</meta:creation-date>
    <dc:date>2014-01-30T15:54:36.775751000</dc:date>
    <meta:printed-by>--</meta:printed-by>
    <meta:print-date>2009-03-06T08:32:32</meta:print-date>
    <dc:language>en-AU</dc:language>
    <meta:editing-cycles>131</meta:editing-cycles>
    <meta:editing-duration>P1DT8H58S</meta:editing-duration>
    <dc:creator>Andreas Brodbeck</dc:creator>
    <meta:document-statistic meta:table-count="1" meta:image-count="0" meta:object-count="0" meta:page-count="1" meta:paragraph-count="12" meta:word-count="34" meta:character-count="319" meta:non-whitespace-character-count="29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RefreshIndexes

oIndexes = ThisComponent.getDocumentIndexes() 

for i = 0 to oIndexes.getCount() - 1 
 oIndexes (i).update 
 REM msgBox ("Inhaltsverzeichnis wurde automatisch auf den neusten Stand gebracht: " + oIndexes.getByIndex (i).getServiceName ()) 
next i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